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" style:parent-style-name="Normal" style:family="paragraph">
      <style:paragraph-properties fo:margin-top="0.0694in" fo:margin-bottom="0.0694in" fo:line-height="100%"/>
    </style:style>
    <style:style style:name="T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1" style:parent-style-name="Normal" style:family="paragraph">
      <style:paragraph-properties fo:margin-top="0.0694in" fo:margin-bottom="0.0694in" fo:line-height="100%"/>
    </style:style>
    <style:style style:name="T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5" style:parent-style-name="Normal" style:family="paragraph">
      <style:paragraph-properties fo:margin-top="0.0694in" fo:margin-bottom="0.0694in" fo:line-height="100%"/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1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9" style:parent-style-name="Normal" style:family="paragraph">
      <style:paragraph-properties fo:margin-top="0.0694in" fo:margin-bottom="0.0694in" fo:line-height="100%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21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23" style:parent-style-name="Normal" style:family="paragraph">
      <style:paragraph-properties fo:margin-top="0.0694in" fo:margin-bottom="0.0694in" fo:line-height="100%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2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27" style:parent-style-name="Normal" style:family="paragraph">
      <style:paragraph-properties fo:margin-top="0.0694in" fo:margin-bottom="0.0694in" fo:line-height="100%"/>
    </style:style>
    <style:style style:name="T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2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1" style:parent-style-name="Normal" style:family="paragraph">
      <style:paragraph-properties fo:margin-top="0.0694in" fo:margin-bottom="0.0694in" fo:line-height="100%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3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</office:automatic-styles>
  <office:body>
    <office:text text:use-soft-page-breaks="true">
      <text:p text:style-name="P1"><text:s/>References<text:s/></text:p>
      <text:p text:style-name="Normal"/>
      <text:p text:style-name="P2">References<text:s/>Textures<text:s/></text:p>
      <text:p text:style-name="P3"><text:span text:style-name="T4">all round News, (2016).<text:s/></text:span><text:span text:style-name="T5">wood texture for shield</text:span><text:span text:style-name="T6">. [image] Available at: http://allroundnews.com/wp-content/uploads/2012/02/seamless-wood-texture-free-6.jpg [Accessed 7 Nov. 2016].</text:span></text:p>
      <text:p text:style-name="P7"><text:span text:style-name="T8">depositphotos, (2016).<text:s/></text:span><text:span text:style-name="T9">ChainMail</text:span><text:span text:style-name="T10">. [image] Available at: http://st.depositphotos.com/1268230/2584/i/950/depositphotos_25842101-stock-photo-seamless-computer-generated-metal-chain.jpg [Accessed 7 Nov. 2016].</text:span></text:p>
      <text:p text:style-name="P11"><text:span text:style-name="T12">Free Metal Seemless Textures. (2016). [Blog]<text:s/></text:span><text:span text:style-name="T13">High Resolution</text:span><text:span text:style-name="T14">. Available at: http://seamless-pixels.blogspot.co.uk/2012/09/free-seamless-metal-textures_28.html [Accessed 7 Nov. 2016].</text:span></text:p>
      <text:p text:style-name="P15"><text:span text:style-name="T16">outworldz, (2016).<text:s/></text:span><text:span text:style-name="T17">gold</text:span><text:span text:style-name="T18">. [image] Available at: http://www.outworldz.com/secondlife/Posts/Lucy/Egg/gold.jpg [Accessed 7 Nov. 2016].</text:span></text:p>
      <text:p text:style-name="P19"><text:span text:style-name="T20">Pintrest, (2016).<text:s/></text:span><text:span text:style-name="T21">Wood</text:span><text:span text:style-name="T22">. [image] Available at: http://cdn.mysitemyway.com/etc-mysitemyway/webtreats/assets/posts/986/thumbs/tileable-light-wood-textures-2.jpg [Accessed 7 Nov. 2016].</text:span></text:p>
      <text:p text:style-name="P23"><text:span text:style-name="T24">Pintrest, (2016).<text:s/></text:span><text:span text:style-name="T25">wool texture</text:span><text:span text:style-name="T26">. [image] Available at: https://s-media-cache-ak0.pinimg.com/originals/dd/bc/7e/ddbc7e59e63a8b4c9866a8b2bee0b108.jpg [Accessed 7 Nov. 2016].</text:span></text:p>
      <text:p text:style-name="P27"><text:span text:style-name="T28">tileable canvas cloth texture. (2016). [Blog]<text:s/></text:span><text:span text:style-name="T29">High resoultion seemless textures</text:span><text:span text:style-name="T30">. Available at: http://seamless-pixels.blogspot.co.uk/2012/12/tileable-canvas-cloth-texture.html [Accessed 7 Nov. 2016].</text:span></text:p>
      <text:p text:style-name="P31"><text:span text:style-name="T32">wall paper, (2016).<text:s/></text:span><text:span text:style-name="T33">bronze texture</text:span><text:span text:style-name="T34">. [image] Available at: http://wallpapersafari.com/w/1x6qJG [Accessed 7 Nov. 2016]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orge davis</meta:initial-creator>
    <dc:creator>george davis</dc:creator>
    <meta:creation-date>2016-11-07T13:32:00Z</meta:creation-date>
    <dc:date>2016-11-07T13:32:00Z</dc:date>
    <meta:template xlink:href="Normal" xlink:type="simple"/>
    <meta:editing-cycles>2</meta:editing-cycles>
    <meta:editing-duration>PT0S</meta:editing-duration>
    <meta:document-statistic meta:page-count="1" meta:paragraph-count="2" meta:word-count="209" meta:character-count="1404" meta:row-count="9" meta:non-whitespace-character-count="1197"/>
  </office:meta>
</office:document-meta>
</file>